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jest dzień /x2</text:span><text:span text:style-name="T1"><text:line-break/></text:span><text:span text:style-name="T1"><text:line-break/></text:span><text:span text:style-name="T1">Który dał nam Pan /x2</text:span><text:span text:style-name="T1"><text:line-break/></text:span><text:span text:style-name="T1"><text:line-break/></text:span><text:span text:style-name="T1">Weselmy się /x2</text:span><text:span text:style-name="T1"><text:line-break/></text:span><text:span text:style-name="T1"><text:line-break/></text:span><text:span text:style-name="T1">I radujmy się w ni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to jest dzień,</text:span><text:span text:style-name="T1"><text:line-break/></text:span><text:span text:style-name="T1">który dał nam Pan!</text:span><text:span text:style-name="T1"><text:line-break/></text:span><text:span text:style-name="T1">Weselmy się</text:span><text:span text:style-name="T1"><text:line-break/></text:span><text:span text:style-name="T1">i radujmy się w nim.</text:span><text:span text:style-name="T1"><text:line-break/></text:span><text:span text:style-name="T1">Oto jest dzień,</text:span><text:span text:style-name="T1"><text:line-break/></text:span><text:span text:style-name="T1">oto jest dzień,</text:span><text:span text:style-name="T1"><text:line-break/></text:span><text:span text:style-name="T1">który dał nam Pa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43:52</meta:creation-date>
    <dc:creator>Rafał Talacha</dc:creator>
    <dc:date>2009-01-27T11:52:56</dc:date>
    <dc:language>pl-PL</dc:language>
    <meta:editing-cycles>3</meta:editing-cycles>
    <meta:editing-duration>PT1M2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